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experiment_centers_0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0.408603918665941" calcext:value-type="float">
            <text:p>-0.408603918665941</text:p>
          </table:table-cell>
          <table:table-cell table:style-name="ce1" office:value-type="float" office:value="0.153738544205655" calcext:value-type="float">
            <text:p>0.153738544205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0.367311821734803" calcext:value-type="float">
            <text:p>-0.367311821734803</text:p>
          </table:table-cell>
          <table:table-cell table:style-name="ce1" office:value-type="float" office:value="0.165503238412239" calcext:value-type="float">
            <text:p>0.165503238412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0.38106443938567" calcext:value-type="float">
            <text:p>-0.38106443938567</text:p>
          </table:table-cell>
          <table:table-cell table:style-name="ce1" office:value-type="float" office:value="0.163103845760014" calcext:value-type="float">
            <text:p>0.163103845760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0.374012485014739" calcext:value-type="float">
            <text:p>-0.374012485014739</text:p>
          </table:table-cell>
          <table:table-cell table:style-name="ce1" office:value-type="float" office:value="0.163434745831422" calcext:value-type="float">
            <text:p>0.163434745831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0.373533373707276" calcext:value-type="float">
            <text:p>-0.373533373707276</text:p>
          </table:table-cell>
          <table:table-cell table:style-name="ce1" office:value-type="float" office:value="0.161507341039491" calcext:value-type="float">
            <text:p>0.161507341039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0.375861481614804" calcext:value-type="float">
            <text:p>-0.375861481614804</text:p>
          </table:table-cell>
          <table:table-cell table:style-name="ce1" office:value-type="float" office:value="0.150693477172238" calcext:value-type="float">
            <text:p>0.150693477172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81417763919963" calcext:value-type="float">
            <text:p>-0.381417763919963</text:p>
          </table:table-cell>
          <table:table-cell office:value-type="float" office:value="0.111987863116755" calcext:value-type="float">
            <text:p>0.111987863116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3571075378596" calcext:value-type="float">
            <text:p>-1.33571075378596</text:p>
          </table:table-cell>
          <table:table-cell office:value-type="float" office:value="0.270932479804744" calcext:value-type="float">
            <text:p>0.270932479804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57310350679513" calcext:value-type="float">
            <text:p>-0.557310350679513</text:p>
          </table:table-cell>
          <table:table-cell office:value-type="float" office:value="0.3414336093742" calcext:value-type="float">
            <text:p>0.34143360937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11876809559314" calcext:value-type="float">
            <text:p>-0.511876809559314</text:p>
          </table:table-cell>
          <table:table-cell office:value-type="float" office:value="0.29188879568271" calcext:value-type="float">
            <text:p>0.29188879568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20288488843971" calcext:value-type="float">
            <text:p>-0.520288488843971</text:p>
          </table:table-cell>
          <table:table-cell office:value-type="float" office:value="0.283821006205985" calcext:value-type="float">
            <text:p>0.283821006205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24316273114423" calcext:value-type="float">
            <text:p>-0.524316273114423</text:p>
          </table:table-cell>
          <table:table-cell office:value-type="float" office:value="0.289843778557963" calcext:value-type="float">
            <text:p>0.289843778557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28574201739065" calcext:value-type="float">
            <text:p>-0.528574201739065</text:p>
          </table:table-cell>
          <table:table-cell office:value-type="float" office:value="0.297962238886546" calcext:value-type="float">
            <text:p>0.2979622388865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24319447414968" calcext:value-type="float">
            <text:p>-0.524319447414968</text:p>
          </table:table-cell>
          <table:table-cell office:value-type="float" office:value="0.299572156956405" calcext:value-type="float">
            <text:p>0.2995721569564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28919272014652" calcext:value-type="float">
            <text:p>-0.528919272014652</text:p>
          </table:table-cell>
          <table:table-cell office:value-type="float" office:value="0.304541948632661" calcext:value-type="float">
            <text:p>0.3045419486326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0193277486927" calcext:value-type="float">
            <text:p>-0.530193277486927</text:p>
          </table:table-cell>
          <table:table-cell office:value-type="float" office:value="0.29814647227197" calcext:value-type="float">
            <text:p>0.29814647227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140674657504" calcext:value-type="float">
            <text:p>-0.5140674657504</text:p>
          </table:table-cell>
          <table:table-cell office:value-type="float" office:value="0.286139877610987" calcext:value-type="float">
            <text:p>0.286139877610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6649780168933" calcext:value-type="float">
            <text:p>-1.46649780168933</text:p>
          </table:table-cell>
          <table:table-cell office:value-type="float" office:value="0.49266509202296" calcext:value-type="float">
            <text:p>0.49266509202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64490191503009" calcext:value-type="float">
            <text:p>-1.64490191503009</text:p>
          </table:table-cell>
          <table:table-cell office:value-type="float" office:value="0.25164731687109" calcext:value-type="float">
            <text:p>0.25164731687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34228494575" calcext:value-type="float">
            <text:p>-1.534228494575</text:p>
          </table:table-cell>
          <table:table-cell office:value-type="float" office:value="0.442058456927012" calcext:value-type="float">
            <text:p>0.4420584569270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AVERAGE([.B1:.B6])" office:value-type="float" office:value="-0.380064586687205" calcext:value-type="float">
            <text:p>-0.380064586687205</text:p>
          </table:table-cell>
          <table:table-cell table:formula="of:=AVERAGE([.C1:.C6])" office:value-type="float" office:value="0.159663532070177" calcext:value-type="float">
            <text:p>0.1596635320701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5T15:45:32.504615945</dc:date>
    <meta:editing-duration>PT22M44S</meta:editing-duration>
    <meta:editing-cycles>1</meta:editing-cycles>
    <meta:document-statistic meta:table-count="1" meta:cell-count="62" meta:object-count="0"/>
    <meta:generator>LibreOffice/6.4.7.2$Linux_X86_64 LibreOffice_project/40$Build-2</meta:generator>
  </office:meta>
</office:document-meta>
</file>